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ef3fe" officeooo:paragraph-rsid="001ef3fe"/>
    </style:style>
    <style:style style:name="P2" style:family="paragraph" style:parent-style-name="Text_20_body">
      <style:text-properties officeooo:paragraph-rsid="001fad81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>
      <style:paragraph-properties fo:margin-top="0cm" fo:margin-bottom="0cm" style:contextual-spacing="false"/>
      <style:text-properties officeooo:paragraph-rsid="001fad81"/>
    </style:style>
    <style:style style:name="P6" style:family="paragraph" style:parent-style-name="Text_20_body" style:list-style-name="L2">
      <style:text-properties officeooo:rsid="001ef3fe"/>
    </style:style>
    <style:style style:name="P7" style:family="paragraph" style:parent-style-name="Text_20_body">
      <style:text-properties officeooo:rsid="001ef3fe" officeooo:paragraph-rsid="001ef3fe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officeooo:rsid="00276fff" officeooo:paragraph-rsid="00276fff"/>
    </style:style>
    <style:style style:name="T1" style:family="text">
      <style:text-properties officeooo:rsid="00214668"/>
    </style:style>
    <style:style style:name="T2" style:family="text">
      <style:text-properties officeooo:rsid="00249751"/>
    </style:style>
    <style:style style:name="T3" style:family="text">
      <style:text-properties officeooo:rsid="0024bbe1"/>
    </style:style>
    <style:style style:name="T4" style:family="text">
      <style:text-properties officeooo:rsid="001fad81"/>
    </style:style>
    <style:style style:name="T5" style:family="text">
      <style:text-properties officeooo:rsid="00265e23"/>
    </style:style>
    <style:style style:name="T6" style:family="text">
      <style:text-properties officeooo:rsid="00276fff"/>
    </style:style>
    <style:style style:name="T7" style:family="text">
      <style:text-properties officeooo:rsid="002878d1"/>
    </style:style>
    <style:style style:name="T8" style:family="text">
      <style:text-properties officeooo:rsid="0029259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Table des matières</text:span></text:p>
      <text:p text:style-name="P1"><text:span text:style-name="Strong_20_Emphasis"/></text:p>
      <text:p text:style-name="P2">I. Le Paradoxe de Condorcet <text:span text:style-name="T1">(Tsiory)</text:span></text:p>
      <text:p text:style-name="P2">1.1 Introduction</text:p>
      <text:p text:style-name="P2">1.2 Description du Paradoxe</text:p>
      <text:p text:style-name="P2">1.3 Exemple avec les candidats A, B, et C</text:p>
      <text:p text:style-name="Text_20_body"/>
      <text:p text:style-name="P2">II. Probabilité du Paradoxe <text:span text:style-name="T1">(Yohan)</text:span></text:p>
      <text:p text:style-name="P2">2.1 Analyse statistique</text:p>
      <text:p text:style-name="P2">2.<text:span text:style-name="T6">2</text:span> Impact du nombre de choix et de votants</text:p>
      <text:p text:style-name="Text_20_body"/>
      <text:p text:style-name="P2">III. La Quête du gagnant: Le Critère de Condorcet <text:span text:style-name="T1">(Pierre)</text:span></text:p>
      <text:p text:style-name="P2">3.1 Présentation des Critères de Condorcet</text:p>
      <text:p text:style-name="P2">3.2 Évaluation des systèmes électoraux</text:p>
      <text:p text:style-name="Text_20_body"/>
      <text:p text:style-name="Text_20_body">Conclusion <text:span text:style-name="T1">(</text:span><text:span text:style-name="T3">Tsiory,Yohan,Pierre</text:span><text:span text:style-name="T1">)</text:span></text:p>
      <text:list text:style-name="L1">
        <text:list-item>
          <text:p text:style-name="P4">Récapitulation des défis dans les systèmes électoraux</text:p>
        </text:list-item>
        <text:list-item>
          <text:p text:style-name="P3">Rôle du Paradoxe de Condorcet dans la compréhension de ces défis</text:p>
        </text:list-item>
      </text:list>
      <text:p text:style-name="Text_20_body"/>
      <text:p text:style-name="Text_20_body">Annexe Numérique<text:span text:style-name="T1">(</text:span><text:span text:style-name="T5">Tsiory, Pierre, Yohan </text:span><text:span text:style-name="T2">)</text:span></text:p>
      <text:list text:style-name="L2">
        <text:list-item>
          <text:p text:style-name="P5"><text:span text:style-name="T4">Code en java sur la paradoxe de Condorcet</text:span> <text:span text:style-name="T5">(Tsiory)</text:span></text:p>
        </text:list-item>
        <text:list-item>
          <text:p text:style-name="P8">Graphiques (Yohan)</text:p>
        </text:list-item>
        <text:list-item>
          <text:p text:style-name="P8">Tableau <text:span text:style-name="T7">des critères </text:span><text:span text:style-name="T8">pour différents scrutins </text:span><text:span text:style-name="T7">(Pierre)</text:span></text:p>
          <text:p text:style-name="P6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1:54:44.281290472</meta:creation-date>
    <dc:date>2023-11-26T13:12:28.097748497</dc:date>
    <meta:editing-duration>PT1H15M18S</meta:editing-duration>
    <meta:editing-cycles>11</meta:editing-cycles>
    <meta:generator>LibreOffice/7.6.2.1$Linux_X86_64 LibreOffice_project/60$Build-1</meta:generator>
    <meta:document-statistic meta:table-count="0" meta:image-count="0" meta:object-count="0" meta:page-count="1" meta:paragraph-count="19" meta:word-count="111" meta:character-count="694" meta:non-whitespace-character-count="607"/>
  </office:meta>
</office:document-meta>
</file>